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line-height="100%" fo:text-align="start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id="id1" draw:layer="layout" svg:width="3.858cm" svg:height="1.28cm" svg:x="0.635cm" svg:y="0.635cm">
          <text:p text:style-name="P1">Expression</text:p>
          <draw:enhanced-geometry svg:viewBox="0 0 21600 21600" draw:extrusion="true" draw:type="rectangle" draw:enhanced-path="M 0 0 L 21600 0 21600 21600 0 21600 0 0 Z N"/>
        </draw:custom-shape>
        <draw:frame draw:style-name="gr2" draw:layer="layout" svg:width="4.925cm" svg:height="0.937cm" svg:x="4.182cm" svg:y="19.835cm">
          <draw:text-box>
            <text:p>= may-contain</text:p>
          </draw:text-box>
        </draw:frame>
        <draw:line draw:style-name="gr3" draw:layer="layout" svg:x1="0.867cm" svg:y1="20.307cm" svg:x2="3.65cm" svg:y2="20.307cm">
          <text:p/>
        </draw:line>
        <draw:custom-shape draw:style-name="gr1" draw:text-style-name="P1" draw:id="id2" draw:layer="layout" svg:width="4.953cm" svg:height="1.233cm" svg:x="7.455cm" svg:y="0.635cm">
          <text:p text:style-name="P1">Literal value</text:p>
          <draw:enhanced-geometry svg:viewBox="0 0 21600 21600" draw:extrusion="true" draw:type="rectangle" draw:enhanced-path="M 0 0 L 21600 0 21600 21600 0 21600 0 0 Z N"/>
        </draw:custom-shape>
        <draw:custom-shape draw:style-name="gr1" draw:text-style-name="P2" draw:id="id4" draw:layer="layout" svg:width="11.401cm" svg:height="1.818cm" svg:x="7.455cm" svg:y="2.397cm">
          <text:p text:style-name="P2"><text:s text:c="2"/>Structured value: </text:p>
          <text:p text:style-name="P3"><text:s text:c="2"/>List, Tuple, Map, Set, Relation</text:p>
          <draw:enhanced-geometry svg:viewBox="0 0 21600 21600" draw:extrusion="true" draw:type="rectangle" draw:enhanced-path="M 0 0 L 21600 0 21600 21600 0 21600 0 0 Z N"/>
        </draw:custom-shape>
        <draw:custom-shape draw:style-name="gr1" draw:text-style-name="P1" draw:id="id5" draw:layer="layout" svg:width="3.459cm" svg:height="1.233cm" svg:x="7.429cm" svg:y="4.751cm">
          <text:p text:style-name="P1">Variable</text:p>
          <draw:enhanced-geometry svg:viewBox="0 0 21600 21600" draw:extrusion="true" draw:type="rectangle" draw:enhanced-path="M 0 0 L 21600 0 21600 21600 0 21600 0 0 Z N"/>
        </draw:custom-shape>
        <draw:custom-shape draw:style-name="gr1" draw:text-style-name="P1" draw:layer="layout" svg:width="10.259cm" svg:height="1.233cm" svg:x="7.507cm" svg:y="6.527cm">
          <text:p text:style-name="P1">Call: function or constructor</text:p>
          <draw:enhanced-geometry svg:viewBox="0 0 21600 21600" draw:extrusion="true" draw:type="rectangle" draw:enhanced-path="M 0 0 L 21600 0 21600 21600 0 21600 0 0 Z N"/>
        </draw:custom-shape>
        <draw:custom-shape draw:style-name="gr1" draw:text-style-name="P1" draw:id="id3" draw:layer="layout" svg:width="5.25cm" svg:height="1.233cm" svg:x="7.455cm" svg:y="8.373cm">
          <text:p text:style-name="P1">Expression</text:p>
          <draw:enhanced-geometry svg:viewBox="0 0 21600 21600" draw:extrusion="true" draw:type="rectangle" draw:enhanced-path="M 0 0 L 21600 0 21600 21600 0 21600 0 0 Z N"/>
        </draw:custom-shape>
        <draw:connector draw:style-name="gr3" draw:layer="layout" draw:type="curve" svg:x1="4.493cm" svg:y1="1.275cm" svg:x2="7.455cm" svg:y2="1.251cm" draw:start-shape="id1" draw:start-glue-point="1" draw:end-shape="id2" draw:end-glue-point="3" svg:d="m4493 1275c2557 0 1077-24 2962-24">
          <text:p/>
        </draw:connector>
        <draw:custom-shape draw:style-name="gr4" draw:text-style-name="P1" draw:id="id9" draw:layer="layout" svg:width="2.281cm" svg:height="1.233cm" svg:x="4.153cm" svg:y="14.386cm">
          <text:p text:style-name="P1">Visit </text:p>
          <draw:enhanced-geometry svg:viewBox="0 0 21600 21600" draw:extrusion="true" draw:type="rectangle" draw:enhanced-path="M 0 0 L 21600 0 21600 21600 0 21600 0 0 Z N"/>
        </draw:custom-shape>
        <draw:custom-shape draw:style-name="gr4" draw:text-style-name="P1" draw:id="id8" draw:layer="layout" svg:width="3.968cm" svg:height="1.233cm" svg:x="4.09cm" svg:y="10.7cm">
          <text:p text:style-name="P1">Pattern</text:p>
          <draw:enhanced-geometry svg:viewBox="0 0 21600 21600" draw:extrusion="true" draw:type="rectangle" draw:enhanced-path="M 0 0 L 21600 0 21600 21600 0 21600 0 0 Z N"/>
        </draw:custom-shape>
        <draw:custom-shape draw:style-name="gr4" draw:text-style-name="P1" draw:id="id10" draw:layer="layout" svg:width="4.287cm" svg:height="1.233cm" svg:x="4.172cm" svg:y="16.024cm">
          <text:p text:style-name="P1">Any and All</text:p>
          <draw:enhanced-geometry svg:viewBox="0 0 21600 21600" draw:extrusion="true" draw:type="rectangle" draw:enhanced-path="M 0 0 L 21600 0 21600 21600 0 21600 0 0 Z N"/>
        </draw:custom-shape>
        <draw:custom-shape draw:style-name="gr4" draw:text-style-name="P1" draw:id="id6" draw:layer="layout" svg:width="9.65cm" svg:height="1.233cm" svg:x="4.177cm" svg:y="17.964cm">
          <text:p text:style-name="P1">Statements as Expression</text:p>
          <draw:enhanced-geometry svg:viewBox="0 0 21600 21600" draw:extrusion="true" draw:type="rectangle" draw:enhanced-path="M 0 0 L 21600 0 21600 21600 0 21600 0 0 Z N"/>
        </draw:custom-shape>
        <draw:connector draw:style-name="gr3" draw:layer="layout" draw:line-skew="-0.489cm" svg:x1="5.876cm" svg:y1="1.263cm" svg:x2="7.455cm" svg:y2="8.989cm" draw:end-shape="id3" svg:d="m5876 1263h51v7726h1528">
          <text:p/>
        </draw:connector>
        <draw:connector draw:style-name="gr3" draw:layer="layout" draw:type="line" svg:x1="5.901cm" svg:y1="3.273cm" svg:x2="7.455cm" svg:y2="3.306cm" draw:end-shape="id4" draw:end-glue-point="3" svg:d="m5901 3273 1554 33">
          <text:p/>
        </draw:connector>
        <draw:connector draw:style-name="gr3" draw:layer="layout" draw:type="line" svg:x1="5.927cm" svg:y1="5.361cm" svg:x2="7.429cm" svg:y2="5.367cm" draw:end-shape="id5" draw:end-glue-point="3" svg:d="m5927 5361 1502 6">
          <text:p/>
        </draw:connector>
        <draw:connector draw:style-name="gr3" draw:layer="layout" draw:type="line" svg:x1="5.901cm" svg:y1="7.061cm" svg:x2="7.534cm" svg:y2="7.07cm" svg:d="m5901 7061 1633 9">
          <text:p/>
        </draw:connector>
        <draw:connector draw:style-name="gr3" draw:layer="layout" svg:x1="2.564cm" svg:y1="1.915cm" svg:x2="4.177cm" svg:y2="18.58cm" draw:start-shape="id1" draw:start-glue-point="2" draw:end-shape="id6" draw:end-glue-point="3" svg:d="m2564 1915v16665h1613">
          <text:p/>
        </draw:connector>
        <draw:connector draw:style-name="gr3" draw:layer="layout" draw:type="line" svg:x1="2.551cm" svg:y1="13.272cm" svg:x2="4.187cm" svg:y2="13.25cm" draw:end-shape="id7" draw:end-glue-point="3" svg:d="m2551 13272 1636-22">
          <text:p/>
        </draw:connector>
        <draw:connector draw:style-name="gr3" draw:layer="layout" draw:type="line" svg:x1="2.587cm" svg:y1="11.325cm" svg:x2="4.09cm" svg:y2="11.316cm" draw:end-shape="id8" draw:end-glue-point="3" svg:d="m2587 11325 1503-9">
          <text:p/>
        </draw:connector>
        <draw:connector draw:style-name="gr3" draw:layer="layout" draw:type="line" svg:x1="2.577cm" svg:y1="14.973cm" svg:x2="4.153cm" svg:y2="15.002cm" draw:end-shape="id9" draw:end-glue-point="3" svg:d="m2577 14973 1576 29">
          <text:p/>
        </draw:connector>
        <draw:connector draw:style-name="gr3" draw:layer="layout" draw:type="line" svg:x1="2.551cm" svg:y1="16.622cm" svg:x2="4.172cm" svg:y2="16.64cm" draw:end-shape="id10" draw:end-glue-point="3" svg:d="m2551 16622 1621 18">
          <text:p/>
        </draw:connector>
        <draw:connector draw:style-name="gr3" draw:layer="layout" draw:type="line" svg:x1="8.232cm" svg:y1="11.093cm" svg:x2="9.89cm" svg:y2="11.087cm" svg:d="m8232 11093 1658-6">
          <text:p/>
        </draw:connector>
        <draw:custom-shape draw:style-name="gr4" draw:text-style-name="P1" draw:layer="layout" svg:width="6.652cm" svg:height="1.233cm" svg:x="9.888cm" svg:y="10.584cm">
          <text:p text:style-name="P1">PatternWithAction</text:p>
          <draw:enhanced-geometry svg:viewBox="0 0 21600 21600" draw:extrusion="true" draw:type="rectangle" draw:enhanced-path="M 0 0 L 21600 0 21600 21600 0 21600 0 0 Z N"/>
        </draw:custom-shape>
        <draw:custom-shape draw:style-name="gr4" draw:text-style-name="P1" draw:id="id7" draw:layer="layout" svg:width="5.659cm" svg:height="1.233cm" svg:x="4.187cm" svg:y="12.634cm">
          <text:p text:style-name="P1">Comprehension</text:p>
          <draw:enhanced-geometry svg:viewBox="0 0 21600 21600" draw:extrusion="tru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Nimbus Roman No9 L'" style:font-family-generic="roman" style:font-pitch="variable" fo:font-size="24pt" fo:language="en" fo:country="US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creation-date>2003-11-20T08:45:33</meta:creation-date>
    <dc:date>2010-09-15T22:00:55</dc:date>
    <dc:language>en-US</dc:language>
    <meta:editing-cycles>24</meta:editing-cycles>
    <meta:editing-duration>PT06H24M23S</meta:editing-duration>
    <dc:creator>Paul Klint</dc:creator>
    <meta:document-statistic meta:object-count="25"/>
    <meta:user-defined meta:name="Info 1"/>
    <meta:user-defined meta:name="Info 2"/>
    <meta:user-defined meta:name="Info 3"/>
    <meta:user-defined meta:name="Info 4"/>
  </office:meta>
</office:document-meta>
</file>